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ess Report : Week 3</text:span></text:p>
      <text:p text:style-name="Standard"><text:span text:style-name="T1">Team:　</text:span><text:span text:style-name="T2">tean_std3_temp</text:span></text:p>
      <text:p text:style-name="P1"/>
      <text:p text:style-name="Standard"><text:span text:style-name="T4">s1250074: ex1-1の関数の修正</text:span></text:p>
      <text:p text:style-name="Standard"><text:span text:style-name="T4"><text:s text:c="18"/>ex 1-2のコーディング</text:span></text:p>
      <text:p text:style-name="Standard"><text:span text:style-name="T4">s1250248: ex1-1の関数の修正</text:span></text:p>
      <text:p text:style-name="Standard"><text:span text:style-name="T4"><text:tab/> <text:s text:c="9"/>ex1-2の関数の修正</text:span></text:p>
      <text:p text:style-name="Standard"><text:span text:style-name="T4">休み時間などを利用してex1-3,4のコーディングを進め、次回にはPhase 1を完成させた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76" meta:character-count="187" meta:non-whitespace-character-count="149"/>
    <meta:generator>LibreOfficeDev/6.0.5.2$Linux_X86_64 LibreOffice_project/</meta:generator>
  </office:meta>
</office:document-meta>
</file>